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 svg:font-family="FreeSans" style:font-family-generic="swiss"/>
    <style:font-face style:name="Lucida Sans"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Таблица1" style:family="table">
      <style:table-properties style:width="13.802cm" fo:margin-left="-0.191cm" fo:margin-top="0cm" fo:margin-bottom="0cm" table:align="left" style:writing-mode="lr-tb"/>
    </style:style>
    <style:style style:name="Таблица1.A" style:family="table-column">
      <style:table-column-properties style:column-width="9.356cm"/>
    </style:style>
    <style:style style:name="Таблица1.B" style:family="table-column">
      <style:table-column-properties style:column-width="4.445cm"/>
    </style:style>
    <style:style style:name="Таблица1.1" style:family="table-row">
      <style:table-row-properties style:min-row-height="0.482cm" style:keep-together="true" fo:keep-together="auto"/>
    </style:style>
    <style:style style:name="Таблица1.A1" style:family="table-cell">
      <style:table-cell-properties fo:background-color="#bfbfbf" fo:padding-left="0.191cm" fo:padding-right="0.191cm" fo:padding-top="0cm" fo:padding-bottom="0cm" fo:border="0.018cm solid #00000a">
        <style:background-image/>
      </style:table-cell-properties>
    </style:style>
    <style:style style:name="Таблица1.2" style:family="table-row">
      <style:table-row-properties style:min-row-height="1.826cm" style:keep-together="true" fo:keep-together="auto"/>
    </style:style>
    <style:style style:name="Таблица1.A2" style:family="table-cell">
      <style:table-cell-properties fo:padding-left="0.191cm" fo:padding-right="0.191cm" fo:padding-top="0cm" fo:padding-bottom="0cm" fo:border="0.018cm solid #00000a"/>
    </style:style>
    <style:style style:name="Таблица1.3" style:family="table-row">
      <style:table-row-properties style:min-row-height="2.741cm" style:keep-together="true" fo:keep-together="auto"/>
    </style:style>
    <style:style style:name="Таблица2" style:family="table">
      <style:table-properties style:width="5.498cm" fo:margin-left="-0.191cm" fo:margin-top="0cm" fo:margin-bottom="0cm" table:align="left" style:writing-mode="lr-tb"/>
    </style:style>
    <style:style style:name="Таблица2.A" style:family="table-column">
      <style:table-column-properties style:column-width="3.958cm"/>
    </style:style>
    <style:style style:name="Таблица2.B" style:family="table-column">
      <style:table-column-properties style:column-width="1.538cm"/>
    </style:style>
    <style:style style:name="Таблица2.1" style:family="table-row">
      <style:table-row-properties style:keep-together="true" fo:keep-together="auto"/>
    </style:style>
    <style:style style:name="Таблица2.A1" style:family="table-cell">
      <style:table-cell-properties fo:background-color="#bfbfbf" fo:padding-left="0.191cm" fo:padding-right="0.191cm" fo:padding-top="0cm" fo:padding-bottom="0cm" fo:border="0.018cm solid #00000a">
        <style:background-image/>
      </style:table-cell-properties>
    </style:style>
    <style:style style:name="Таблица2.A2" style:family="table-cell">
      <style:table-cell-properties fo:padding-left="0.191cm" fo:padding-right="0.191cm" fo:padding-top="0cm" fo:padding-bottom="0cm" fo:border="0.018cm solid #00000a"/>
    </style:style>
    <style:style style:name="Таблица3" style:family="table">
      <style:table-properties style:width="18.066cm" fo:margin-left="-0.199cm" fo:margin-top="0cm" fo:margin-bottom="0cm" table:align="left" style:writing-mode="lr-tb"/>
    </style:style>
    <style:style style:name="Таблица3.A" style:family="table-column">
      <style:table-column-properties style:column-width="6.031cm"/>
    </style:style>
    <style:style style:name="Таблица3.B" style:family="table-column">
      <style:table-column-properties style:column-width="5.078cm"/>
    </style:style>
    <style:style style:name="Таблица3.C" style:family="table-column">
      <style:table-column-properties style:column-width="6.957cm"/>
    </style:style>
    <style:style style:name="Таблица3.1" style:family="table-row">
      <style:table-row-properties style:keep-together="true" fo:keep-together="auto"/>
    </style:style>
    <style:style style:name="Таблица3.A1" style:family="table-cell">
      <style:table-cell-properties fo:background-color="#bfbfbf" fo:padding-left="0.191cm" fo:padding-right="0.191cm" fo:padding-top="0cm" fo:padding-bottom="0cm" fo:border="0.018cm solid #00000a">
        <style:background-image/>
      </style:table-cell-properties>
    </style:style>
    <style:style style:name="Таблица3.A2" style:family="table-cell">
      <style:table-cell-properties fo:padding-left="0.191cm" fo:padding-right="0.191cm" fo:padding-top="0cm" fo:padding-bottom="0cm" fo:border="0.018cm solid #00000a"/>
    </style:style>
    <style:style style:name="Таблица4" style:family="table">
      <style:table-properties style:width="17.443cm" fo:margin-left="-0.191cm" fo:margin-top="0cm" fo:margin-bottom="0cm" table:align="left" style:writing-mode="lr-tb"/>
    </style:style>
    <style:style style:name="Таблица4.A" style:family="table-column">
      <style:table-column-properties style:column-width="11.441cm"/>
    </style:style>
    <style:style style:name="Таблица4.B" style:family="table-column">
      <style:table-column-properties style:column-width="6.001cm"/>
    </style:style>
    <style:style style:name="Таблица4.1" style:family="table-row">
      <style:table-row-properties style:keep-together="true" fo:keep-together="auto"/>
    </style:style>
    <style:style style:name="Таблица4.A1" style:family="table-cell">
      <style:table-cell-properties fo:background-color="#bfbfbf" fo:padding-left="0.191cm" fo:padding-right="0.191cm" fo:padding-top="0cm" fo:padding-bottom="0cm" fo:border="0.018cm solid #00000a">
        <style:background-image/>
      </style:table-cell-properties>
    </style:style>
    <style:style style:name="Таблица4.A2" style:family="table-cell">
      <style:table-cell-properties fo:padding-left="0.191cm" fo:padding-right="0.191cm" fo:padding-top="0cm" fo:padding-bottom="0cm" fo:border="0.018cm solid #00000a"/>
    </style:style>
    <style:style style:name="Таблица5" style:family="table">
      <style:table-properties style:width="16.819cm" fo:margin-left="-0.191cm" fo:margin-top="0cm" fo:margin-bottom="0cm" table:align="left" style:writing-mode="lr-tb"/>
    </style:style>
    <style:style style:name="Таблица5.A" style:family="table-column">
      <style:table-column-properties style:column-width="7.985cm"/>
    </style:style>
    <style:style style:name="Таблица5.B" style:family="table-column">
      <style:table-column-properties style:column-width="8.832cm"/>
    </style:style>
    <style:style style:name="Таблица5.1" style:family="table-row">
      <style:table-row-properties style:keep-together="true" fo:keep-together="auto"/>
    </style:style>
    <style:style style:name="Таблица5.A1" style:family="table-cell">
      <style:table-cell-properties fo:background-color="#a6a6a6" fo:padding-left="0.191cm" fo:padding-right="0.191cm" fo:padding-top="0cm" fo:padding-bottom="0cm" fo:border="0.018cm solid #00000a">
        <style:background-image/>
      </style:table-cell-properties>
    </style:style>
    <style:style style:name="Таблица5.A2" style:family="table-cell">
      <style:table-cell-properties fo:padding-left="0.191cm" fo:padding-right="0.191cm" fo:padding-top="0cm" fo:padding-bottom="0cm" fo:border="0.018cm solid #00000a"/>
    </style:style>
    <style:style style:name="P1" style:family="paragraph" style:parent-style-name="Standard">
      <style:text-properties fo:language="en" fo:country="US"/>
    </style:style>
    <style:style style:name="P2" style:family="paragraph" style:parent-style-name="Standard">
      <style:paragraph-properties fo:margin-top="0cm" fo:margin-bottom="0cm" fo:line-height="100%" fo:text-align="center" style:justify-single-word="false"/>
      <style:text-properties style:font-name="Calibri" style:font-name-asian="Calibri1" style:language-asian="bg" style:country-asian="BG" style:font-name-complex="Times New Roman1"/>
    </style:style>
    <style:style style:name="P3" style:family="paragraph" style:parent-style-name="Standard">
      <style:paragraph-properties fo:margin-top="0cm" fo:margin-bottom="0cm" fo:line-height="100%"/>
      <style:text-properties style:font-name-asian="Calibri1" style:language-asian="bg" style:country-asian="BG" style:font-name-complex="Times New Roman1"/>
    </style:style>
    <style:style style:name="P4" style:family="paragraph" style:parent-style-name="Standard">
      <style:paragraph-properties fo:margin-top="0cm" fo:margin-bottom="0cm" fo:line-height="100%"/>
      <style:text-properties style:font-name="Consolas" fo:font-size="11pt" fo:language="en" fo:country="US" style:font-name-asian="Calibri1" style:font-size-asian="11pt" style:language-asian="bg" style:country-asian="BG" style:font-name-complex="Times New Roman1" style:font-size-complex="11pt"/>
    </style:style>
    <style:style style:name="P5" style:family="paragraph" style:parent-style-name="Heading_20_1" style:master-page-name="Standard">
      <style:paragraph-properties fo:text-align="center" style:justify-single-word="false" style:page-number="auto"/>
    </style:style>
    <style:style style:name="T1" style:family="text">
      <style:text-properties fo:language="en" fo:country="US"/>
    </style:style>
    <style:style style:name="T2" style:family="text">
      <style:text-properties fo:language="en" fo:country="US" style:font-name-complex="F"/>
    </style:style>
    <style:style style:name="T3" style:family="text">
      <style:text-properties style:font-name="Calibri" fo:language="en" fo:country="US" style:font-name-complex="Calibri1"/>
    </style:style>
    <style:style style:name="T4" style:family="text">
      <style:text-properties style:font-name="Calibri" fo:language="en" fo:country="US" fo:font-weight="bold" style:font-weight-asian="bold" style:font-name-complex="Calibri1"/>
    </style:style>
    <style:style style:name="T5" style:family="text">
      <style:text-properties fo:font-size="11pt" fo:language="en" fo:country="US" style:font-size-asian="11pt" style:font-size-complex="11pt"/>
    </style:style>
    <style:style style:name="T6" style:family="text">
      <style:text-properties fo:font-size="11pt" fo:language="en" fo:country="US" fo:font-weight="bold" style:font-size-asian="11pt" style:font-weight-asian="bold" style:font-size-complex="11pt"/>
    </style:style>
    <style:style style:name="T7" style:family="text">
      <style:text-properties style:font-name="Consolas" fo:font-size="11pt" fo:language="en" fo:country="US" style:font-size-asian="11pt" style:font-size-complex="11pt"/>
    </style:style>
    <style:style style:name="T8" style:family="text">
      <style:text-properties style:font-name="Consolas" fo:font-size="11pt" fo:language="en" fo:country="US" fo:font-weight="bold" style:font-size-asian="11pt" style:font-weight-asian="bold"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2552753667432912" text:style-name="Outline">
        <text:list-header>
          <text:p text:style-name="P5"><text:span text:style-name="T1">More Exercise: Strings and Text Processing</text:span></text:p>
        </text:list-header>
      </text:list>
      <text:p text:style-name="Standard"><text:span text:style-name="T1">Problems for exercise and homework for the </text:span><text:a xlink:type="simple" xlink:href="https://softuni.bg/trainings/2363/csharp-fundamentals-may-2019" text:style-name="Internet_20_link" text:visited-style-name="Visited_20_Internet_20_Link">"C# <text:s/>Fundamentals" course @ SoftUni</text:a><text:span text:style-name="T2"><text:line-break/></text:span><text:bookmark text:name="_GoBack"/><text:span text:style-name="T1">You can check your solutions here: </text:span><text:a xlink:type="simple" xlink:href="https://judge.softuni.bg/Contests/1338" text:style-name="Internet_20_link" text:visited-style-name="Visited_20_Internet_20_Link">Judge</text:a></text:p>
      <text:list xml:id="list34450404" text:continue-numbering="true" text:style-name="Outline">
        <text:list-item>
          <text:h text:style-name="Heading_20_2" text:outline-level="1"><text:bookmark-start text:name="OLE_LINK2"/><text:bookmark-start text:name="OLE_LINK1"/>Extract Person Information</text:h>
        </text:list-item>
      </text:list>
      <text:p text:style-name="Standard"><text:bookmark-end text:name="OLE_LINK2"/><text:bookmark-end text:name="OLE_LINK1"/><text:span text:style-name="T3">Write a program that reads </text:span><text:span text:style-name="T4">N </text:span><text:span text:style-name="T3">lines of strings and extracts the </text:span><text:span text:style-name="T4">name</text:span><text:span text:style-name="T3"> and </text:span><text:span text:style-name="T4">age</text:span><text:span text:style-name="T3"> of a given person. The name of the person will be </text:span><text:span text:style-name="T4">between '@' </text:span><text:span text:style-name="T3">and</text:span><text:span text:style-name="T4"> '|'</text:span><text:span text:style-name="T3">. The person’s </text:span><text:span text:style-name="T4">age </text:span><text:span text:style-name="T3">will be </text:span><text:span text:style-name="T4">between '#' </text:span><text:span text:style-name="T3">and</text:span><text:span text:style-name="T4"> '*'</text:span><text:span text:style-name="T3">. </text:span><text:span text:style-name="T4">Example: "Hello my name is @Peter| and I am #20* years old." For each</text:span><text:span text:style-name="T3"> found name and age </text:span><text:span text:style-name="T4">print </text:span><text:span text:style-name="T3">a line in the following format </text:span><text:span text:style-name="T4">"{name} is {age} years old."</text:span></text:p>
      <text:list xml:id="list34431200" text:continue-numbering="true" text:style-name="Outline">
        <text:list-item>
          <text:list>
            <text:list-item>
              <text:list>
                <text:list-item>
                  <text:h text:style-name="Heading_20_3" text:outline-level="3"><text:span text:style-name="T1">Example</text:span></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text:span text:style-name="T6">Input</text:span></text:p>
          </table:table-cell>
          <table:table-cell table:style-name="Таблица1.A1" office:value-type="string">
            <text:p text:style-name="P2"><text:span text:style-name="T6">Output</text:span></text:p>
          </table:table-cell>
        </table:table-row>
        <table:table-row table:style-name="Таблица1.2">
          <table:table-cell table:style-name="Таблица1.A2" office:value-type="string">
            <text:p text:style-name="P3"><text:span text:style-name="T7">2</text:span></text:p>
            <text:p text:style-name="P3"><text:span text:style-name="T7">Here is a name @George| and an age #18*</text:span></text:p>
            <text:p text:style-name="P3"><text:span text:style-name="T7">Another name @Billy| #35* is his age</text:span></text:p>
          </table:table-cell>
          <table:table-cell table:style-name="Таблица1.A2" office:value-type="string">
            <text:p text:style-name="P3"><text:span text:style-name="T7">George is 18 years old.</text:span></text:p>
            <text:p text:style-name="P3"><text:span text:style-name="T7">Billy is 35 years old.</text:span></text:p>
          </table:table-cell>
        </table:table-row>
        <table:table-row table:style-name="Таблица1.3">
          <table:table-cell table:style-name="Таблица1.A2" office:value-type="string">
            <text:p text:style-name="P3"><text:span text:style-name="T7">3</text:span></text:p>
            <text:p text:style-name="P3"><text:span text:style-name="T7">random name @lilly| random digits #5* age</text:span></text:p>
            <text:p text:style-name="P3"><text:span text:style-name="T7">@Marry| with age #19*</text:span></text:p>
            <text:p text:style-name="P3"><text:span text:style-name="T7">here Comes @Garry| he is #48* years old</text:span></text:p>
          </table:table-cell>
          <table:table-cell table:style-name="Таблица1.A2" office:value-type="string">
            <text:p text:style-name="P3"><text:span text:style-name="T7">lilly is 5 years old.</text:span></text:p>
            <text:p text:style-name="P3"><text:span text:style-name="T7">Marry is 19 years old.</text:span></text:p>
            <text:p text:style-name="P3"><text:span text:style-name="T7">Garry is 48 years old.</text:span></text:p>
          </table:table-cell>
        </table:table-row>
      </table:table>
      <text:list xml:id="list34449126" text:continue-numbering="true" text:style-name="Outline">
        <text:list-item>
          <text:h text:style-name="Heading_20_2" text:outline-level="1"><text:bookmark-start text:name="OLE_LINK4"/><text:bookmark-start text:name="OLE_LINK3"/>Ascii Sumator</text:h>
        </text:list-item>
      </text:list>
      <text:p text:style-name="Standard"><text:bookmark-end text:name="OLE_LINK4"/><text:bookmark-end text:name="OLE_LINK3"/><text:span text:style-name="T3">Write a program that prints a </text:span><text:span text:style-name="T4">sum of all characters between two given characters</text:span><text:span text:style-name="T3"> (their </text:span><text:span text:style-name="T4">ascii code</text:span><text:span text:style-name="T3">). On the </text:span><text:span text:style-name="T4">first line</text:span><text:span text:style-name="T3"> you will get a </text:span><text:span text:style-name="T4">character</text:span><text:span text:style-name="T3">. On the </text:span><text:span text:style-name="T4">second line</text:span><text:span text:style-name="T3"> you get </text:span><text:span text:style-name="T4">another character</text:span><text:span text:style-name="T3">. On the </text:span><text:span text:style-name="T4">last line</text:span><text:span text:style-name="T3"> you get a </text:span><text:span text:style-name="T4">random string</text:span><text:span text:style-name="T3">. Find all the characters </text:span><text:span text:style-name="T4">between the two given </text:span><text:span text:style-name="T3">and </text:span><text:span text:style-name="T4">print their ascii sum</text:span><text:span text:style-name="T3">.</text:span></text:p>
      <text:list xml:id="list34426706" text:continue-numbering="true" text:style-name="Outline">
        <text:list-item>
          <text:list>
            <text:list-item>
              <text:list>
                <text:list-item>
                  <text:h text:style-name="Heading_20_3" text:outline-level="3"><text:span text:style-name="T1">Example</text:span></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text:span text:style-name="T6">Input</text:span></text:p>
          </table:table-cell>
          <table:table-cell table:style-name="Таблица2.A1" office:value-type="string">
            <text:p text:style-name="P2"><text:span text:style-name="T6">Output</text:span></text:p>
          </table:table-cell>
        </table:table-row>
        <table:table-row table:style-name="Таблица2.1">
          <table:table-cell table:style-name="Таблица2.A2" office:value-type="string">
            <text:p text:style-name="P3"><text:span text:style-name="T7">.</text:span></text:p>
            <text:p text:style-name="P3"><text:span text:style-name="T7">@</text:span></text:p>
            <text:p text:style-name="P3"><text:span text:style-name="T7">dsg12gr5653feee5</text:span></text:p>
          </table:table-cell>
          <table:table-cell table:style-name="Таблица2.A2" office:value-type="string">
            <text:p text:style-name="P3"><text:span text:style-name="T7">363</text:span></text:p>
          </table:table-cell>
        </table:table-row>
        <table:table-row table:style-name="Таблица2.1">
          <table:table-cell table:style-name="Таблица2.A2" office:value-type="string">
            <text:p text:style-name="P3"><text:span text:style-name="T7">?</text:span></text:p>
            <text:p text:style-name="P3"><text:span text:style-name="T7">E</text:span></text:p>
            <text:p text:style-name="P3"><text:span text:style-name="T7">@ABCEF</text:span></text:p>
          </table:table-cell>
          <table:table-cell table:style-name="Таблица2.A2" office:value-type="string">
            <text:p text:style-name="P3"><text:span text:style-name="T7">262</text:span></text:p>
          </table:table-cell>
        </table:table-row>
      </table:table>
      <text:list xml:id="list34449995" text:continue-numbering="true" text:style-name="Outline">
        <text:list-item>
          <text:h text:style-name="Heading_20_2" text:outline-level="1"><text:bookmark-start text:name="OLE_LINK6"/><text:bookmark-start text:name="OLE_LINK5"/>Treasure Finder<text:bookmark-end text:name="OLE_LINK6"/><text:bookmark-end text:name="OLE_LINK5"/></text:h>
        </text:list-item>
      </text:list>
      <text:p text:style-name="Standard"><text:span text:style-name="T3">Write a program that </text:span><text:span text:style-name="T4">decrypts a message</text:span><text:span text:style-name="T3"> by a given </text:span><text:span text:style-name="T4">key</text:span><text:span text:style-name="T3"> and gathers information about hidden </text:span><text:span text:style-name="T4">treasure type</text:span><text:span text:style-name="T3"> and its </text:span><text:span text:style-name="T4">coordinates.</text:span><text:span text:style-name="T3"> On the </text:span><text:span text:style-name="T4">first line</text:span><text:span text:style-name="T3"> you will receive a </text:span><text:span text:style-name="T4">key (sequence of numbers).</text:span><text:span text:style-name="T3"> On the </text:span><text:span text:style-name="T4">next few lines until you receive "find"</text:span><text:span text:style-name="T3"> you will get lines of </text:span><text:span text:style-name="T4">strings</text:span><text:span text:style-name="T3">. You have to </text:span><text:span text:style-name="T4">loop through every string</text:span><text:span text:style-name="T3"> and </text:span><text:span text:style-name="T4">decrease the ascii code of each character</text:span><text:span text:style-name="T3"> with a </text:span><text:span text:style-name="T4">corresponding number of the key</text:span><text:span text:style-name="T3"> sequence. The way you choose a key number from the sequence is just </text:span><text:span text:style-name="T4">looping through it</text:span><text:span text:style-name="T3">. If the </text:span><text:span text:style-name="T4">length of the key</text:span><text:span text:style-name="T3"> sequence is </text:span><text:span text:style-name="T4">less than the string</text:span><text:span text:style-name="T3"> sequence, you start </text:span><text:span text:style-name="T4">looping from the beginning of the key.</text:span><text:span text:style-name="T3"> For more clarification see the example below. </text:span><text:span text:style-name="T4">After decrypting</text:span><text:span text:style-name="T3"> the message you will </text:span><text:span text:style-name="T4">get a type of treasure and its coordinates.</text:span><text:span text:style-name="T3"> The </text:span><text:span text:style-name="T4">type</text:span><text:span text:style-name="T3"> will be </text:span><text:span text:style-name="T4">between</text:span><text:span text:style-name="T3"> the symbol </text:span><text:span text:style-name="T4">'&amp;'</text:span><text:span text:style-name="T3"> and the coordinates will be between the symbols </text:span><text:span text:style-name="T4">'&lt;'</text:span><text:span text:style-name="T3"> and </text:span><text:span text:style-name="T4">'&gt;'</text:span><text:span text:style-name="T3">. For each line </text:span><text:span text:style-name="T4">print the type and the coordinates</text:span><text:span text:style-name="T3"> in format </text:span><text:span text:style-name="T4">"Found {type} at {coordinates}".</text:span></text:p>
      <text:list xml:id="list34443685" text:continue-numbering="true" text:style-name="Outline">
        <text:list-item>
          <text:list>
            <text:list-item>
              <text:list>
                <text:list-item>
                  <text:h text:style-name="Heading_20_3" text:outline-level="3"><text:soft-page-break/><text:span text:style-name="T1">Example</text:span></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text:span text:style-name="T6">Input</text:span></text:p>
          </table:table-cell>
          <table:table-cell table:style-name="Таблица3.A1" office:value-type="string">
            <text:p text:style-name="P2"><text:span text:style-name="T6">Output</text:span></text:p>
          </table:table-cell>
          <table:table-cell table:style-name="Таблица3.A1" office:value-type="string">
            <text:p text:style-name="P2"><text:span text:style-name="T6">Comment</text:span></text:p>
          </table:table-cell>
        </table:table-row>
        <table:table-row table:style-name="Таблица3.1">
          <table:table-cell table:style-name="Таблица3.A2" office:value-type="string">
            <text:p text:style-name="P3"><text:span text:style-name="T7">1 2 1 3</text:span></text:p>
            <text:p text:style-name="P3"><text:span text:style-name="T7">ikegfp'jpne)bv=41P83X@</text:span></text:p>
            <text:p text:style-name="P3"><text:span text:style-name="T7">ujfufKt)Tkmyft'duEprsfjqbvfv=53V55XA</text:span></text:p>
            <text:p text:style-name="P3"><text:span text:style-name="T7">find</text:span></text:p>
          </table:table-cell>
          <table:table-cell table:style-name="Таблица3.A2" office:value-type="string">
            <text:p text:style-name="P3"><text:bookmark-start text:name="OLE_LINK8"/><text:bookmark-start text:name="OLE_LINK7"/><text:span text:style-name="T7">Found gold at 10N70W</text:span></text:p>
            <text:p text:style-name="P3"><text:bookmark-end text:name="OLE_LINK8"/><text:bookmark-end text:name="OLE_LINK7"/><text:span text:style-name="T7">Found Silver at 32S43W</text:span></text:p>
          </table:table-cell>
          <table:table-cell table:style-name="Таблица3.A2" office:value-type="string">
            <text:p text:style-name="P3"><text:span text:style-name="T7">We start looping through the first string and the key. When we reach the end of the key we start looping from the beginning of the key, but we continue looping through the string. (until the string is over)</text:span></text:p>
            <text:p text:style-name="P4"/>
            <text:p text:style-name="P3"><text:span text:style-name="T7">The first message is: </text:span><text:span text:style-name="T8">"hidden&amp;gold&amp;at&lt;10N70W&gt;"</text:span><text:span text:style-name="T7"> so we print we found gold at the given coordinates</text:span></text:p>
            <text:p text:style-name="P4"/>
            <text:p text:style-name="P3"><text:span text:style-name="T7">We do the same for the second string </text:span></text:p>
            <text:p text:style-name="P3"><text:span text:style-name="T8">"thereIs&amp;Silver&amp;atCoordinates&lt;32S43W&gt;"</text:span><text:span text:style-name="T7">(starting from the beginning of the key and the beginning of the string)</text:span></text:p>
          </table:table-cell>
        </table:table-row>
      </table:table>
      <text:p text:style-name="P1"/>
      <text:list xml:id="list34427892" text:continue-numbering="true" text:style-name="Outline">
        <text:list-item>
          <text:h text:style-name="Heading_20_2" text:outline-level="1">Morse Code Translator</text:h>
        </text:list-item>
      </text:list>
      <text:p text:style-name="Standard"><text:span text:style-name="T3">Write a program that translates messages from </text:span><text:span text:style-name="T4">Morse code to English</text:span><text:span text:style-name="T3"> (</text:span><text:span text:style-name="T4">capital letters).</text:span><text:span text:style-name="T3"> Use </text:span><text:a xlink:type="simple" xlink:href="https://morsecode.scphillips.com/morse2.html" text:style-name="Internet_20_link" text:visited-style-name="Visited_20_Internet_20_Link">this</text:a><text:span text:style-name="T3"> page to help you (</text:span><text:span text:style-name="T4">without the numbers</text:span><text:span text:style-name="T3">). The words will be separated by a </text:span><text:span text:style-name="T4">space (' ')</text:span><text:span text:style-name="T3">. There will be a </text:span><text:span text:style-name="T4">'|'</text:span><text:span text:style-name="T3"> character which you should </text:span><text:span text:style-name="T4">replace with ' '</text:span><text:span text:style-name="T3"> (space).</text:span></text:p>
      <text:list xml:id="list34455655" text:continue-numbering="true" text:style-name="Outline">
        <text:list-item>
          <text:list>
            <text:list-item>
              <text:list>
                <text:list-item>
                  <text:h text:style-name="Heading_20_3" text:outline-level="3"><text:span text:style-name="T1">Example</text:span></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2"><text:span text:style-name="T6">Input</text:span></text:p>
          </table:table-cell>
          <table:table-cell table:style-name="Таблица4.A1" office:value-type="string">
            <text:p text:style-name="P2"><text:span text:style-name="T6">Output</text:span></text:p>
          </table:table-cell>
        </table:table-row>
        <table:table-row table:style-name="Таблица4.1">
          <table:table-cell table:style-name="Таблица4.A2" office:value-type="string">
            <text:p text:style-name="P3"><text:span text:style-name="T7">.. | -- .- -.. . | <text:s/>-.-- --- ..- | .-- .-. .. - . | .- | .-.. --- -. --. | -.-. --- -.. .</text:span></text:p>
          </table:table-cell>
          <table:table-cell table:style-name="Таблица4.A2" office:value-type="string">
            <text:p text:style-name="P3"><text:span text:style-name="T7">I MADE YOU WRITE A LONG CODE</text:span></text:p>
          </table:table-cell>
        </table:table-row>
        <table:table-row table:style-name="Таблица4.1">
          <table:table-cell table:style-name="Таблица4.A2" office:value-type="string">
            <text:p text:style-name="P3"><text:span text:style-name="T7">.. | .... --- .--. . | -.-- --- ..- | .- .-. . | -. --- - | -- .- -..</text:span></text:p>
          </table:table-cell>
          <table:table-cell table:style-name="Таблица4.A2" office:value-type="string">
            <text:p text:style-name="P3"><text:span text:style-name="T7">I HOPE YOU ARE NOT MAD</text:span></text:p>
          </table:table-cell>
        </table:table-row>
      </table:table>
      <text:list xml:id="list34425773" text:continue-numbering="true" text:style-name="Outline">
        <text:list-item>
          <text:h text:style-name="Heading_20_2" text:outline-level="1">HTML</text:h>
        </text:list-item>
      </text:list>
      <text:p text:style-name="Standard"><text:span text:style-name="T3">You will receive </text:span><text:span text:style-name="T4">3 lines</text:span><text:span text:style-name="T3"> of input. On the </text:span><text:span text:style-name="T4">first line</text:span><text:span text:style-name="T3"> you will receive a </text:span><text:span text:style-name="T4">title of an article</text:span><text:span text:style-name="T3">. On the </text:span><text:span text:style-name="T4">next line</text:span><text:span text:style-name="T3"> you will receive the </text:span><text:span text:style-name="T4">content of that article</text:span><text:span text:style-name="T3">. On the next </text:span><text:span text:style-name="T4">n</text:span><text:span text:style-name="T3"> lines until you receive </text:span><text:span text:style-name="T4">"end of comments"</text:span><text:span text:style-name="T3"> you will get the </text:span><text:span text:style-name="T4">comments about the article</text:span><text:span text:style-name="T3">. Print the </text:span><text:span text:style-name="T4">whole information in html format</text:span><text:span text:style-name="T3">. The </text:span><text:span text:style-name="T4">title</text:span><text:span text:style-name="T3"> should be in </text:span><text:span text:style-name="T4">"h1" tag (&lt;h1&gt;&lt;/h1&gt;);</text:span><text:span text:style-name="T3"> the </text:span><text:span text:style-name="T4">content</text:span><text:span text:style-name="T3"> in </text:span><text:span text:style-name="T4">article tag (&lt;article&gt;&lt;/article&gt;);</text:span><text:span text:style-name="T3"> each </text:span><text:span text:style-name="T4">comment </text:span><text:span text:style-name="T3">should be in </text:span><text:span text:style-name="T4">div tag (&lt;div&gt;&lt;/div&gt;).</text:span><text:span text:style-name="T3"> For more clarification see the example below</text:span></text:p>
      <text:list xml:id="list34453484" text:continue-numbering="true" text:style-name="Outline">
        <text:list-item>
          <text:list>
            <text:list-item>
              <text:list>
                <text:list-item>
                  <text:h text:style-name="Heading_20_3" text:outline-level="3"><text:span text:style-name="T1">Example</text:span></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text:span text:style-name="T6">Input</text:span></text:p>
          </table:table-cell>
          <table:table-cell table:style-name="Таблица5.A1" office:value-type="string">
            <text:p text:style-name="P2"><text:span text:style-name="T6">Output</text:span></text:p>
          </table:table-cell>
        </table:table-row>
        <table:table-row table:style-name="Таблица5.1">
          <table:table-cell table:style-name="Таблица5.A2" office:value-type="string">
            <text:p text:style-name="P3"><text:span text:style-name="T7">SoftUni Article</text:span></text:p>
            <text:p text:style-name="P3"><text:span text:style-name="T7">Some content of the SoftUni article</text:span></text:p>
            <text:p text:style-name="P3"><text:span text:style-name="T7">some comment</text:span></text:p>
            <text:p text:style-name="P3"><text:span text:style-name="T7">more comment</text:span></text:p>
            <text:p text:style-name="P3"><text:span text:style-name="T7">last comment</text:span></text:p>
            <text:p text:style-name="P3"><text:span text:style-name="T7">end of comments</text:span></text:p>
          </table:table-cell>
          <table:table-cell table:style-name="Таблица5.A2" office:value-type="string">
            <text:p text:style-name="P3"><text:span text:style-name="T7">&lt;h1&gt;</text:span></text:p>
            <text:p text:style-name="P3"><text:span text:style-name="T7"><text:s text:c="4"/>SoftUni Article</text:span></text:p>
            <text:p text:style-name="P3"><text:span text:style-name="T7">&lt;/h1&gt;</text:span></text:p>
            <text:p text:style-name="P3"><text:span text:style-name="T7">&lt;article&gt;</text:span></text:p>
            <text:p text:style-name="P3"><text:span text:style-name="T7"><text:s text:c="4"/>Some content of the SoftUni article</text:span></text:p>
            <text:p text:style-name="P3"><text:span text:style-name="T7">&lt;/article&gt;</text:span></text:p>
            <text:p text:style-name="P3"><text:soft-page-break/><text:span text:style-name="T7">&lt;div&gt;</text:span></text:p>
            <text:p text:style-name="P3"><text:span text:style-name="T7"><text:s text:c="4"/>some comment</text:span></text:p>
            <text:p text:style-name="P3"><text:span text:style-name="T7">&lt;/div&gt;</text:span></text:p>
            <text:p text:style-name="P3"><text:span text:style-name="T7">&lt;div&gt;</text:span></text:p>
            <text:p text:style-name="P3"><text:span text:style-name="T7"><text:s text:c="4"/>more comment</text:span></text:p>
            <text:p text:style-name="P3"><text:span text:style-name="T7">&lt;/div&gt;</text:span></text:p>
            <text:p text:style-name="P3"><text:span text:style-name="T7">&lt;div&gt;</text:span></text:p>
            <text:p text:style-name="P3"><text:span text:style-name="T7"><text:s text:c="4"/>last comment</text:span></text:p>
            <text:p text:style-name="P3"><text:span text:style-name="T7">&lt;/div&gt;</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 svg:font-family="FreeSans" style:font-family-generic="swiss"/>
    <style:font-face style:name="Lucida Sans"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bg" fo:country="BG"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bg" fo:country="BG"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font-name="Calibri" style:font-name-asian="Calibri1" style:font-name-complex="Times New Roman1"/>
    </style:style>
    <style:style style:name="Title" style:family="paragraph" style:parent-style-name="Standard" style:next-style-name="Text_20_body" style:default-outline-level="" style:list-style-name="" style:class="text">
      <style:paragraph-properties fo:margin-top="0.353cm" fo:margin-bottom="0.529cm" fo:line-height="100%" fo:text-align="start" style:justify-single-word="false" fo:padding-left="0cm" fo:padding-right="0cm" fo:padding-top="0cm" fo:padding-bottom="0.141cm" fo:border-left="none" fo:border-right="none" fo:border-top="none" fo:border-bottom="0.106cm solid #c0504d" fo:keep-with-next="always"/>
      <style:text-properties fo:color="#c0504d" style:font-name="Cambria1" fo:font-size="26pt" fo:letter-spacing="0.009cm" style:letter-kerning="true" style:font-name-asian="Microsoft YaHei" style:font-size-asian="26pt" style:font-name-complex="F" style:font-size-complex="26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212cm" fo:margin-bottom="0.106cm" fo:keep-together="always" fo:keep-with-next="always"/>
      <style:text-properties fo:color="#642d08" fo:font-size="20pt" fo:font-weight="bold" style:font-name-asian="Times New Roman1" style:font-size-asian="20pt" style:font-weight-asian="bold"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212cm" fo:margin-bottom="0.141cm" fo:keep-together="always" fo:keep-with-next="always">
        <style:tab-stops>
          <style:tab-stop style:position="3.251cm"/>
        </style:tab-stops>
      </style:paragraph-properties>
      <style:text-properties fo:color="#7c380a" fo:font-size="18pt" fo:language="en" fo:country="US" fo:font-weight="bold" style:font-name-asian="Times New Roman1" style:font-size-asian="18pt" style:font-weight-asian="bold"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141cm" fo:keep-together="always" fo:keep-with-next="always"/>
      <style:text-properties fo:color="#8f400b" fo:font-size="16pt" fo:font-weight="bold" style:font-name-asian="Times New Roman1" style:font-size-asian="16pt" style:font-weight-asian="bold"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365f91" style:font-name="Cambr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243f60" style:font-name="Cambria" style:font-name-complex="F"/>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243f6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mbria"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mbria" fo:font-size="10.5pt" fo:font-style="italic" style:font-size-asian="10.5pt" style:font-style-asian="italic" style:font-name-complex="F" style:font-size-complex="10.5pt" style:font-style-complex="italic"/>
    </style:style>
    <style:style style:name="Code" style:family="paragraph" style:parent-style-name="Standard" style:default-outline-level="" style:list-style-name="">
      <style:text-properties style:font-name="Consolas" fo:font-weight="bold" style:font-weight-asian="bold" style:font-name-complex="Consola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fo:margin-top="0.423cm" fo:margin-bottom="0.106cm" text:number-lines="false" text:line-number="0"/>
      <style:text-properties fo:color="#365f91" fo:font-size="16pt" fo:font-weight="normal" style:font-size-asian="16pt" style:font-weight-asian="normal"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Quote" style:family="paragraph" style:parent-style-name="Standard" style:default-outline-level="" style:list-style-name="">
      <style:paragraph-properties fo:margin-left="0.199cm" fo:margin-right="0.199cm" fo:text-indent="0cm" style:auto-text-indent="false" fo:background-color="#d9d9d9" fo:padding-left="0.141cm" fo:padding-right="0.141cm" fo:padding-top="0.035cm" fo:padding-bottom="0.035cm" fo:border="0.018cm solid #00000a">
        <style:tab-stops>
          <style:tab-stop style:position="0.4cm"/>
        </style:tab-stops>
        <style:background-image/>
      </style:paragraph-properties>
      <style:text-properties fo:color="#000000" style:font-style-complex="italic"/>
    </style:style>
    <style:style style:name="SoftUni" style:family="paragraph" style:parent-style-name="Title" style:default-outline-level="" style:list-style-name="">
      <style:text-properties fo:language="en" fo:country="US"/>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font-name-asian="Times New Roman1" style:font-size-asian="10pt" style:font-name-complex="Courier New1" style:font-size-complex="10pt"/>
    </style:style>
    <style:style style:name="Body" style:family="paragraph" style:default-outline-level="" style:list-style-name="">
      <style:paragraph-properties fo:margin-top="0cm" fo:margin-bottom="0.353cm" fo:line-height="115%" fo:orphans="2" fo:widows="2" fo:padding="0cm" fo:border="none" style:writing-mode="lr-tb"/>
      <style:text-properties fo:color="#000000" style:font-name="Calibri" fo:language="en" fo:country="US" style:text-underline-style="none" style:font-name-asian="Calibri1" style:font-name-complex="Calibri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en" fo:country="US" style:font-name-asian="Times New Roman1" style:font-size-asian="12pt" style:font-size-complex="12pt"/>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fo:language="en" fo:country="US" style:font-name-asian="Times New Roman1" style:font-size-asian="12pt" style:font-name-complex="Calibri1" style:font-size-complex="12pt"/>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Code_20_Char" style:display-name="Code Char" style:family="text">
      <style:text-properties style:font-name="Consolas" fo:font-weight="bold" style:font-name-asian="Calibri1" style:font-weight-asian="bold" style:font-name-complex="Consolas1"/>
    </style:style>
    <style:style style:name="Heading_20_1_20_Char" style:display-name="Heading 1 Char" style:family="text">
      <style:text-properties fo:color="#642d08" style:font-name="Calibri" fo:font-size="20pt" fo:font-weight="bold" style:font-name-asian="Times New Roman1" style:font-size-asian="20pt" style:font-weight-asian="bold" style:font-name-complex="Times New Roman1" style:font-size-complex="16pt"/>
    </style:style>
    <style:style style:name="Heading_20_2_20_Char" style:display-name="Heading 2 Char" style:family="text">
      <style:text-properties fo:color="#7c380a" style:font-name="Calibri" fo:font-size="18pt" fo:language="en" fo:country="US" fo:font-weight="bold" style:font-name-asian="Times New Roman1" style:font-size-asian="18pt" style:font-weight-asian="bold" style:font-name-complex="Times New Roman1" style:font-size-complex="18pt"/>
    </style:style>
    <style:style style:name="Heading_20_3_20_Char" style:display-name="Heading 3 Char" style:family="text">
      <style:text-properties fo:color="#8f400b" style:font-name="Calibri" fo:font-size="16pt" fo:font-weight="bold" style:font-name-asian="Times New Roman1" style:font-size-asian="16pt" style:font-weight-asian="bold" style:font-name-complex="Times New Roman1" style:font-size-complex="16pt"/>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365f91" style:font-name="Cambria" style:font-name-complex="F"/>
    </style:style>
    <style:style style:name="Strong_20_Emphasis" style:display-name="Strong Emphasis" style:family="text" style:parent-style-name="Default_20_Paragraph_20_Font">
      <style:text-properties fo:font-weight="bold" style:font-weight-asian="bold" style:font-weight-complex="bold"/>
    </style:style>
    <style:style style:name="List_20_Paragraph_20_Char" style:display-name="List Paragraph Char" style:family="text">
      <style:text-properties style:font-name="Calibri" style:font-name-asian="Calibri1" style:font-name-complex="Times New Roman1"/>
    </style:style>
    <style:style style:name="Heading_20_6_20_Char" style:display-name="Heading 6 Char" style:family="text" style:parent-style-name="Default_20_Paragraph_20_Font">
      <style:text-properties fo:color="#243f60" style:font-name="Cambria" style:font-name-complex="F"/>
    </style:style>
    <style:style style:name="Heading_20_7_20_Char" style:display-name="Heading 7 Char" style:family="text" style:parent-style-name="Default_20_Paragraph_20_Font">
      <style:text-properties fo:color="#243f60" style:font-name="Cambria" fo:font-style="italic" style:font-style-asian="italic" style:font-name-complex="F" style:font-style-complex="italic"/>
    </style:style>
    <style:style style:name="Heading_20_8_20_Char" style:display-name="Heading 8 Char" style:family="text" style:parent-style-name="Default_20_Paragraph_20_Font">
      <style:text-properties fo:color="#272727" style:font-name="Cambria" fo:font-size="10.5pt" style:font-size-asian="10.5pt" style:font-name-complex="F" style:font-size-complex="10.5pt"/>
    </style:style>
    <style:style style:name="Heading_20_9_20_Char" style:display-name="Heading 9 Char" style:family="text" style:parent-style-name="Default_20_Paragraph_20_Font">
      <style:text-properties fo:color="#272727" style:font-name="Cambria" fo:font-size="10.5pt" fo:font-style="italic" style:font-size-asian="10.5pt" style:font-style-asian="italic" style:font-name-complex="F" style:font-size-complex="10.5pt" style:font-style-complex="italic"/>
    </style:style>
    <style:style style:name="Header_20_Char" style:display-name="Header Char" style:family="text">
      <style:text-properties style:font-name="Calibri" style:font-name-asian="Calibri1" style:font-name-complex="Times New Roman1"/>
    </style:style>
    <style:style style:name="Footer_20_Char" style:display-name="Footer Char" style:family="text">
      <style:text-properties style:font-name="Calibri" style:font-name-asian="Calibri1" style:font-name-complex="Times New Roman1"/>
    </style:style>
    <style:style style:name="Title_20_Char" style:display-name="Title Char" style:family="text" style:parent-style-name="Default_20_Paragraph_20_Font">
      <style:text-properties fo:color="#c0504d" style:font-name="Cambria" fo:font-size="26pt" fo:letter-spacing="0.009cm" style:letter-kerning="true" style:font-size-asian="26pt" style:font-name-complex="F" style:font-size-complex="26pt"/>
    </style:style>
    <style:style style:name="Balloon_20_Text_20_Char" style:display-name="Balloon Text Char" style:family="text">
      <style:text-properties style:font-name="Segoe UI" fo:font-size="9pt" style:font-name-asian="Calibri1" style:font-size-asian="9pt" style:font-name-complex="Segoe UI1" style:font-size-complex="9pt"/>
    </style:style>
    <style:style style:name="Quote_20_Char" style:display-name="Quote Char" style:family="text" style:parent-style-name="Default_20_Paragraph_20_Font">
      <style:text-properties fo:color="#000000" style:font-style-complex="italic"/>
    </style:style>
    <style:style style:name="Internet_20_link" style:display-name="Internet link" style:family="text">
      <style:text-properties fo:color="#0563c1"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text-properties style:font-name="Courier New" fo:font-size="10pt" fo:language="en" fo:country="US" style:font-name-asian="Times New Roman1" style:font-size-asian="10pt" style:font-name-complex="Courier New1" style:font-size-complex="10pt"/>
    </style:style>
    <style:style style:name="hps" style:family="text" style:parent-style-name="Default_20_Paragraph_20_Font"/>
    <style:style style:name="short_5f_text" style:display-name="short_text" style:family="text" style:parent-style-name="Default_20_Paragraph_20_Font"/>
    <style:style style:name="FollowedHyperlink" style:family="text">
      <style:text-properties fo:color="#954f72" style:text-underline-style="solid" style:text-underline-width="auto" style:text-underline-color="font-color"/>
    </style:style>
    <style:style style:name="apple-converted-space" style:family="text" style:parent-style-name="Default_20_Paragraph_20_Font"/>
    <style:style style:name="HTML_20_Code" style:display-name="HTML Code" style:family="text">
      <style:text-properties style:font-name="Courier New" fo:font-size="10pt" style:font-name-asian="Times New Roman1" style:font-size-asian="10pt" style:font-name-complex="Courier New1"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563c1" style:text-underline-style="solid" style:text-underline-width="auto" style:text-underline-color="font-color" style:font-name-complex="Times New Roman1"/>
    </style:style>
    <style:style style:name="ListLabel_20_1" style:display-name="ListLabel 1" style:family="text">
      <style:text-properties style:font-name-complex="Courier New1"/>
    </style:style>
    <style:style style:name="ListLabel_20_2" style:display-name="ListLabel 2" style:family="text">
      <style:text-properties style:font-name-complex="Symbol"/>
    </style:style>
    <style:style style:name="ListLabel_20_3" style:display-name="ListLabel 3" style:family="text">
      <style:text-properties style:font-name-complex="Wingdings"/>
    </style:style>
    <style:style style:name="ListLabel_20_4" style:display-name="ListLabel 4" style:family="text">
      <style:text-properties style:font-name-asian="Calibri1" style:font-name-complex="Consolas1"/>
    </style:style>
    <style:style style:name="ListLabel_20_5" style:display-name="ListLabel 5" style:family="text">
      <style:text-properties style:text-position="0% 0%" fo:language="en" fo:country="US"/>
    </style:style>
    <style:style style:name="ListLabel_20_6" style:display-name="ListLabel 6" style:family="text">
      <style:text-properties fo:font-size="10pt" style:font-size-asian="10pt"/>
    </style:style>
    <style:style style:name="ListLabel_20_7" style:display-name="ListLabel 7"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5.01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28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7.55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8.82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09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36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63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90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17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15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1.1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2.3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6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4.9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6.1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7.4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8.7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onsolas"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7" style:num-prefix="Problem "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7"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7"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7"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text:start-value="8">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101cm" fo:margin-bottom="1.9cm" fo:margin-left="1.3cm" fo:margin-right="1.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 C# Objects and Classes - More Exercise</dc:title>
    <dc:subject>Technology Fundamentals – Practical Training Course @ SoftUni</dc:subject>
    <meta:initial-creator>Software University Foundation</meta:initial-creator>
    <meta:keyword>Technology</meta:keyword>
    <meta:keyword>Fundamentals</meta:keyword>
    <meta:keyword>C#</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courses/technology-fundamentals</dc:description>
    <dc:creator>ssss sss</dc:creator>
    <meta:editing-cycles>19</meta:editing-cycles>
    <meta:creation-date>2018-07-01T16:43:00</meta:creation-date>
    <dc:date>2019-07-17T14:23:50.06</dc:date>
    <meta:editing-duration>PT2M4S</meta:editing-duration>
    <meta:generator>OpenOffice/4.1.6$Win32 OpenOffice.org_project/416m1$Build-9790</meta:generator>
    <meta:document-statistic meta:table-count="5" meta:image-count="0" meta:object-count="0" meta:page-count="3" meta:paragraph-count="83" meta:word-count="744" meta:character-count="4018"/>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Lecture Design Template.dot" xlink:href=""/>
  </office:meta>
</office:document-meta>
</file>